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7.581cm" table:align="left"/>
    </style:style>
    <style:style style:name="Table2.A" style:family="table-column">
      <style:table-column-properties style:column-width="7.581cm"/>
    </style:style>
    <style:style style:name="Table2.A1" style:family="table-cell">
      <style:table-cell-properties style:vertical-align="middle"/>
    </style:style>
    <style:style style:name="Table1" style:family="table">
      <style:table-properties style:width="10.851cm" table:align="left"/>
    </style:style>
    <style:style style:name="Table1.A" style:family="table-column">
      <style:table-column-properties style:column-width="10.851cm"/>
    </style:style>
    <style:style style:name="Table1.A1" style:family="table-cell">
      <style:table-cell-properties style:vertical-align="middl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292e" officeooo:paragraph-rsid="001d292e"/>
    </style:style>
    <style:style style:name="P2" style:family="paragraph" style:parent-style-name="Standard">
      <style:text-properties officeooo:rsid="001d292e" officeooo:paragraph-rsid="002b8654"/>
    </style:style>
    <style:style style:name="P3" style:family="paragraph" style:parent-style-name="Standard">
      <style:text-properties officeooo:paragraph-rsid="001d292e"/>
    </style:style>
    <style:style style:name="P4" style:family="paragraph" style:parent-style-name="Standard">
      <style:text-properties style:text-underline-style="solid" style:text-underline-width="auto" style:text-underline-color="font-color" fo:font-weight="bold" officeooo:rsid="001d292e" officeooo:paragraph-rsid="001d292e" style:font-weight-asian="bold" style:font-weight-complex="bold"/>
    </style:style>
    <style:style style:name="P5" style:family="paragraph" style:parent-style-name="Standard">
      <style:text-properties style:text-underline-style="solid" style:text-underline-width="auto" style:text-underline-color="font-color" fo:font-weight="bold" officeooo:rsid="005eb1d8" officeooo:paragraph-rsid="005eb1d8" style:font-weight-asian="bold" style:font-weight-complex="bold"/>
    </style:style>
    <style:style style:name="P6" style:family="paragraph" style:parent-style-name="Standard">
      <style:text-properties style:text-underline-style="solid" style:text-underline-width="auto" style:text-underline-color="font-color" fo:font-weight="bold" officeooo:rsid="00683741" officeooo:paragraph-rsid="00683741" style:font-weight-asian="bold" style:font-weight-complex="bold"/>
    </style:style>
    <style:style style:name="P7" style:family="paragraph" style:parent-style-name="Standard">
      <style:text-properties fo:font-weight="bold" officeooo:rsid="0032a159" officeooo:paragraph-rsid="0032a159" style:font-weight-asian="bold" style:font-weight-complex="bold"/>
    </style:style>
    <style:style style:name="P8" style:family="paragraph" style:parent-style-name="Standard">
      <style:text-properties fo:font-weight="bold" officeooo:rsid="0032a159" officeooo:paragraph-rsid="005dee53" style:font-weight-asian="bold" style:font-weight-complex="bold"/>
    </style:style>
    <style:style style:name="P9" style:family="paragraph" style:parent-style-name="Standard">
      <style:text-properties fo:font-weight="bold" officeooo:rsid="00346a05" officeooo:paragraph-rsid="00346a05" style:font-weight-asian="bold" style:font-weight-complex="bold"/>
    </style:style>
    <style:style style:name="P10" style:family="paragraph" style:parent-style-name="Standard">
      <style:text-properties fo:font-weight="bold" officeooo:rsid="00346a05" officeooo:paragraph-rsid="005dee53" style:font-weight-asian="bold" style:font-weight-complex="bold"/>
    </style:style>
    <style:style style:name="P11" style:family="paragraph" style:parent-style-name="Standard">
      <style:text-properties fo:font-weight="bold" officeooo:rsid="003661a6" officeooo:paragraph-rsid="003661a6" style:font-weight-asian="bold" style:font-weight-complex="bold"/>
    </style:style>
    <style:style style:name="P12" style:family="paragraph" style:parent-style-name="Standard">
      <style:text-properties fo:font-weight="bold" officeooo:rsid="003661a6" officeooo:paragraph-rsid="005dee53" style:font-weight-asian="bold" style:font-weight-complex="bold"/>
    </style:style>
    <style:style style:name="P13" style:family="paragraph" style:parent-style-name="Standard">
      <style:text-properties fo:font-weight="bold" officeooo:rsid="004e8baa" officeooo:paragraph-rsid="004e8baa" style:font-weight-asian="bold" style:font-weight-complex="bold"/>
    </style:style>
    <style:style style:name="P14" style:family="paragraph" style:parent-style-name="Standard">
      <style:text-properties fo:font-weight="bold" officeooo:rsid="004e8baa" officeooo:paragraph-rsid="005dee53" style:font-weight-asian="bold" style:font-weight-complex="bold"/>
    </style:style>
    <style:style style:name="P15" style:family="paragraph" style:parent-style-name="Standard">
      <style:text-properties fo:color="#ff3333" style:text-underline-style="solid" style:text-underline-width="auto" style:text-underline-color="font-color" fo:font-weight="bold" officeooo:rsid="001d292e" officeooo:paragraph-rsid="001d292e" style:font-weight-asian="bold" style:font-weight-complex="bold"/>
    </style:style>
    <style:style style:name="P16" style:family="paragraph" style:parent-style-name="Standard">
      <style:text-properties fo:font-style="italic" officeooo:rsid="001d292e" officeooo:paragraph-rsid="001d292e" style:font-style-asian="italic" style:font-style-complex="italic"/>
    </style:style>
    <style:style style:name="P17" style:family="paragraph" style:parent-style-name="Standard">
      <style:text-properties fo:font-style="italic" officeooo:rsid="006d32f7" officeooo:paragraph-rsid="006edf12" style:font-style-asian="italic" style:font-style-complex="italic"/>
    </style:style>
    <style:style style:name="P18" style:family="paragraph" style:parent-style-name="Standard">
      <style:text-properties fo:font-style="italic" fo:font-weight="normal" officeooo:rsid="006d32f7" officeooo:paragraph-rsid="006d32f7" style:font-style-asian="italic" style:font-weight-asian="normal" style:font-style-complex="italic" style:font-weight-complex="normal"/>
    </style:style>
    <style:style style:name="P19" style:family="paragraph" style:parent-style-name="Standard">
      <style:text-properties fo:font-weight="normal" officeooo:rsid="004c1380" officeooo:paragraph-rsid="004c17b6" style:font-weight-asian="normal" style:font-weight-complex="normal"/>
    </style:style>
    <style:style style:name="P20" style:family="paragraph" style:parent-style-name="Standard">
      <style:text-properties fo:font-weight="normal" officeooo:rsid="004c1380" officeooo:paragraph-rsid="005dee53" style:font-weight-asian="normal" style:font-weight-complex="normal"/>
    </style:style>
    <style:style style:name="P21" style:family="paragraph" style:parent-style-name="Standard">
      <style:text-properties fo:font-weight="normal" officeooo:rsid="004d1f30" officeooo:paragraph-rsid="004d1f30" style:font-weight-asian="normal" style:font-weight-complex="normal"/>
    </style:style>
    <style:style style:name="P22" style:family="paragraph" style:parent-style-name="Standard">
      <style:text-properties fo:font-weight="normal" officeooo:rsid="004d1f30" officeooo:paragraph-rsid="005dee53" style:font-weight-asian="normal" style:font-weight-complex="normal"/>
    </style:style>
    <style:style style:name="P23" style:family="paragraph" style:parent-style-name="Standard">
      <style:text-properties fo:font-weight="normal" officeooo:rsid="00503484" officeooo:paragraph-rsid="00503484" style:font-weight-asian="normal" style:font-weight-complex="normal"/>
    </style:style>
    <style:style style:name="P24" style:family="paragraph" style:parent-style-name="Standard">
      <style:text-properties fo:font-weight="normal" officeooo:rsid="00503484" officeooo:paragraph-rsid="005dee53" style:font-weight-asian="normal" style:font-weight-complex="normal"/>
    </style:style>
    <style:style style:name="P25" style:family="paragraph" style:parent-style-name="Standard">
      <style:text-properties fo:font-weight="normal" officeooo:rsid="0052f980" officeooo:paragraph-rsid="0052f980" style:font-weight-asian="normal" style:font-weight-complex="normal"/>
    </style:style>
    <style:style style:name="P26" style:family="paragraph" style:parent-style-name="Standard">
      <style:text-properties fo:font-weight="normal" officeooo:rsid="0052f980" officeooo:paragraph-rsid="005dee53" style:font-weight-asian="normal" style:font-weight-complex="normal"/>
    </style:style>
    <style:style style:name="P27" style:family="paragraph" style:parent-style-name="Standard">
      <style:text-properties fo:font-weight="normal" officeooo:rsid="0054843c" officeooo:paragraph-rsid="0054843c" style:font-weight-asian="normal" style:font-weight-complex="normal"/>
    </style:style>
    <style:style style:name="P28" style:family="paragraph" style:parent-style-name="Standard">
      <style:text-properties fo:font-weight="normal" officeooo:rsid="0054843c" officeooo:paragraph-rsid="005dee53" style:font-weight-asian="normal" style:font-weight-complex="normal"/>
    </style:style>
    <style:style style:name="P29" style:family="paragraph" style:parent-style-name="Standard">
      <style:text-properties fo:font-weight="normal" officeooo:rsid="0054c6d2" officeooo:paragraph-rsid="0054c6d2" style:font-weight-asian="normal" style:font-weight-complex="normal"/>
    </style:style>
    <style:style style:name="P30" style:family="paragraph" style:parent-style-name="Standard">
      <style:text-properties fo:font-weight="normal" officeooo:rsid="0054c6d2" officeooo:paragraph-rsid="005dee53" style:font-weight-asian="normal" style:font-weight-complex="normal"/>
    </style:style>
    <style:style style:name="P31" style:family="paragraph" style:parent-style-name="Standard">
      <style:text-properties fo:font-weight="normal" officeooo:rsid="0058a84c" officeooo:paragraph-rsid="0058a84c" style:font-weight-asian="normal" style:font-weight-complex="normal"/>
    </style:style>
    <style:style style:name="P32" style:family="paragraph" style:parent-style-name="Standard">
      <style:text-properties fo:font-weight="normal" officeooo:rsid="0058a84c" officeooo:paragraph-rsid="005dee53" style:font-weight-asian="normal" style:font-weight-complex="normal"/>
    </style:style>
    <style:style style:name="P33" style:family="paragraph" style:parent-style-name="Standard">
      <style:text-properties fo:font-weight="normal" officeooo:rsid="00592ffc" officeooo:paragraph-rsid="00592ffc" style:font-weight-asian="normal" style:font-weight-complex="normal"/>
    </style:style>
    <style:style style:name="P34" style:family="paragraph" style:parent-style-name="Standard">
      <style:text-properties fo:font-weight="normal" officeooo:rsid="00592ffc" officeooo:paragraph-rsid="005dee53" style:font-weight-asian="normal" style:font-weight-complex="normal"/>
    </style:style>
    <style:style style:name="P35" style:family="paragraph" style:parent-style-name="Standard">
      <style:text-properties fo:font-weight="normal" officeooo:rsid="005bca66" officeooo:paragraph-rsid="005bca66" style:font-weight-asian="normal" style:font-weight-complex="normal"/>
    </style:style>
    <style:style style:name="P36" style:family="paragraph" style:parent-style-name="Standard">
      <style:text-properties fo:font-weight="normal" officeooo:rsid="005bca66" officeooo:paragraph-rsid="005dee53" style:font-weight-asian="normal" style:font-weight-complex="normal"/>
    </style:style>
    <style:style style:name="P37" style:family="paragraph" style:parent-style-name="Standard">
      <style:text-properties fo:font-weight="normal" officeooo:rsid="005c3b3c" officeooo:paragraph-rsid="005c3b3c" style:font-weight-asian="normal" style:font-weight-complex="normal"/>
    </style:style>
    <style:style style:name="P38" style:family="paragraph" style:parent-style-name="Standard">
      <style:text-properties fo:font-weight="normal" officeooo:rsid="005c3b3c" officeooo:paragraph-rsid="005dee53" style:font-weight-asian="normal" style:font-weight-complex="normal"/>
    </style:style>
    <style:style style:name="P39" style:family="paragraph" style:parent-style-name="Standard">
      <style:text-properties fo:font-weight="normal" officeooo:rsid="00623746" officeooo:paragraph-rsid="005dee53" style:font-weight-asian="normal" style:font-weight-complex="normal"/>
    </style:style>
    <style:style style:name="P40" style:family="paragraph" style:parent-style-name="Standard">
      <style:text-properties fo:font-weight="normal" officeooo:rsid="005c9250" officeooo:paragraph-rsid="005dee53" style:font-weight-asian="normal" style:font-weight-complex="normal"/>
    </style:style>
    <style:style style:name="P41" style:family="paragraph" style:parent-style-name="Standard">
      <style:text-properties fo:font-weight="normal" officeooo:rsid="0068d873" officeooo:paragraph-rsid="0068d873" style:font-weight-asian="normal" style:font-weight-complex="normal"/>
    </style:style>
    <style:style style:name="P42" style:family="paragraph" style:parent-style-name="Standard">
      <style:text-properties fo:font-weight="normal" officeooo:rsid="0068d873" officeooo:paragraph-rsid="006a8c1b" style:font-weight-asian="normal" style:font-weight-complex="normal"/>
    </style:style>
    <style:style style:name="P43" style:family="paragraph" style:parent-style-name="Standard">
      <style:text-properties fo:font-weight="normal" officeooo:rsid="0068d873" officeooo:paragraph-rsid="006c5e84" style:font-weight-asian="normal" style:font-weight-complex="normal"/>
    </style:style>
    <style:style style:name="P44" style:family="paragraph" style:parent-style-name="Standard">
      <style:text-properties style:text-underline-style="none" fo:font-weight="normal" officeooo:rsid="005eb1d8" officeooo:paragraph-rsid="005eb1d8" style:font-weight-asian="normal" style:font-weight-complex="normal"/>
    </style:style>
    <style:style style:name="P45" style:family="paragraph" style:parent-style-name="Standard">
      <style:text-properties officeooo:paragraph-rsid="00640a6e"/>
    </style:style>
    <style:style style:name="P46" style:family="paragraph" style:parent-style-name="Standard">
      <style:text-properties officeooo:paragraph-rsid="006ba589"/>
    </style:style>
    <style:style style:name="P47" style:family="paragraph" style:parent-style-name="Standard">
      <style:text-properties officeooo:rsid="006c5e84" officeooo:paragraph-rsid="006c5e84"/>
    </style:style>
    <style:style style:name="P48" style:family="paragraph" style:parent-style-name="Standard">
      <style:text-properties officeooo:rsid="006cc56f" officeooo:paragraph-rsid="006cc56f"/>
    </style:style>
    <style:style style:name="P49" style:family="paragraph" style:parent-style-name="Standard">
      <style:text-properties officeooo:paragraph-rsid="0072579c"/>
    </style:style>
    <style:style style:name="P50" style:family="paragraph" style:parent-style-name="Standard">
      <style:text-properties fo:font-style="normal" officeooo:rsid="006d32f7" officeooo:paragraph-rsid="006edf12" style:font-style-asian="normal" style:font-style-complex="normal"/>
    </style:style>
    <style:style style:name="P51" style:family="paragraph" style:parent-style-name="Standard">
      <style:text-properties fo:font-style="normal" officeooo:rsid="00777829" officeooo:paragraph-rsid="00777829" style:font-style-asian="normal" style:font-style-complex="normal"/>
    </style:style>
    <style:style style:name="P52" style:family="paragraph" style:parent-style-name="Standard">
      <style:text-properties fo:font-style="normal" officeooo:rsid="00777829" officeooo:paragraph-rsid="0077c209" style:font-style-asian="normal" style:font-style-complex="normal"/>
    </style:style>
    <style:style style:name="P53" style:family="paragraph" style:parent-style-name="Standard">
      <style:text-properties fo:font-style="normal" officeooo:rsid="0077c209" officeooo:paragraph-rsid="0077c209" style:font-style-asian="normal" style:font-style-complex="normal"/>
    </style:style>
    <style:style style:name="P54" style:family="paragraph" style:parent-style-name="Standard">
      <style:text-properties fo:font-style="normal" officeooo:rsid="00787ce7" officeooo:paragraph-rsid="00787ce7" style:font-style-asian="normal" style:font-style-complex="normal"/>
    </style:style>
    <style:style style:name="P55" style:family="paragraph" style:parent-style-name="Standard">
      <style:text-properties fo:font-style="normal" fo:font-weight="normal" officeooo:rsid="0077c209" officeooo:paragraph-rsid="0077c209" style:font-style-asian="normal" style:font-weight-asian="normal" style:font-style-complex="normal" style:font-weight-complex="normal"/>
    </style:style>
    <style:style style:name="P56" style:family="paragraph" style:parent-style-name="Standard">
      <style:text-properties fo:font-style="normal" fo:font-weight="normal" officeooo:rsid="00787ce7" officeooo:paragraph-rsid="00787ce7" style:font-style-asian="normal" style:font-weight-asian="normal" style:font-style-complex="normal" style:font-weight-complex="normal"/>
    </style:style>
    <style:style style:name="P57" style:family="paragraph" style:parent-style-name="Standard">
      <style:text-properties officeooo:paragraph-rsid="008e0075"/>
    </style:style>
    <style:style style:name="P58" style:family="paragraph" style:parent-style-name="Text_20_body">
      <style:text-properties officeooo:paragraph-rsid="001d292e"/>
    </style:style>
    <style:style style:name="P59" style:family="paragraph" style:parent-style-name="Text_20_body">
      <style:text-properties officeooo:rsid="001d292e" officeooo:paragraph-rsid="001d292e"/>
    </style:style>
    <style:style style:name="P60" style:family="paragraph" style:parent-style-name="Preformatted_20_Text">
      <style:paragraph-properties fo:margin-top="0cm" fo:margin-bottom="0.499cm" style:contextual-spacing="false"/>
    </style:style>
    <style:style style:name="P61" style:family="paragraph" style:parent-style-name="Table_20_Contents">
      <style:text-properties style:text-underline-style="solid" style:text-underline-width="auto" style:text-underline-color="font-color" fo:font-weight="bold" officeooo:rsid="0062fdc7" officeooo:paragraph-rsid="005dee53" style:font-weight-asian="bold" style:font-weight-complex="bold"/>
    </style:style>
    <style:style style:name="P62" style:family="paragraph" style:parent-style-name="Table_20_Contents">
      <style:text-properties officeooo:paragraph-rsid="005dee53"/>
    </style:style>
    <style:style style:name="P63" style:family="paragraph" style:parent-style-name="Table_20_Contents">
      <style:text-properties officeooo:rsid="008b6610" officeooo:paragraph-rsid="008b6610"/>
    </style:style>
    <style:style style:name="P64" style:family="paragraph" style:parent-style-name="Table_20_Contents">
      <style:text-properties officeooo:rsid="008c5faa" officeooo:paragraph-rsid="008c5faa"/>
    </style:style>
    <style:style style:name="P65" style:family="paragraph" style:parent-style-name="Table_20_Contents">
      <style:text-properties officeooo:paragraph-rsid="008c9725"/>
    </style:style>
    <style:style style:name="P66" style:family="paragraph" style:parent-style-name="Table_20_Contents">
      <style:text-properties officeooo:paragraph-rsid="008f7ab0"/>
    </style:style>
    <style:style style:name="P67" style:family="paragraph" style:parent-style-name="Table_20_Contents">
      <style:text-properties officeooo:paragraph-rsid="009085bf"/>
    </style:style>
    <style:style style:name="P68" style:family="paragraph" style:parent-style-name="Table_20_Contents">
      <style:text-properties officeooo:paragraph-rsid="00930363"/>
    </style:style>
    <style:style style:name="P69" style:family="paragraph" style:parent-style-name="Text_20_body">
      <style:paragraph-properties fo:margin-top="0cm" fo:margin-bottom="0cm" style:contextual-spacing="false"/>
    </style:style>
    <style:style style:name="P70" style:family="paragraph" style:parent-style-name="Text_20_body">
      <style:paragraph-properties fo:margin-top="0cm" fo:margin-bottom="0cm" style:contextual-spacing="false"/>
      <style:text-properties fo:font-weight="normal" officeooo:rsid="00683741" officeooo:paragraph-rsid="0080d2c0" style:font-weight-asian="normal" style:font-weight-complex="normal"/>
    </style:style>
    <style:style style:name="P71" style:family="paragraph" style:parent-style-name="Text_20_body">
      <style:paragraph-properties fo:margin-top="0cm" fo:margin-bottom="0.101cm" style:contextual-spacing="false"/>
      <style:text-properties fo:font-weight="normal" officeooo:rsid="00683741" officeooo:paragraph-rsid="0080d2c0" style:font-weight-asian="normal" style:font-weight-complex="normal"/>
    </style:style>
    <style:style style:name="P72" style:family="paragraph" style:parent-style-name="Text_20_body">
      <style:paragraph-properties fo:margin-top="0cm" fo:margin-bottom="0.101cm" style:contextual-spacing="false"/>
      <style:text-properties fo:font-style="italic" fo:font-weight="normal" officeooo:rsid="00683741" officeooo:paragraph-rsid="0080d2c0" style:font-style-asian="italic" style:font-weight-asian="normal" style:font-style-complex="italic" style:font-weight-complex="normal"/>
    </style:style>
    <style:style style:name="P73" style:family="paragraph" style:parent-style-name="Text_20_body">
      <style:paragraph-properties fo:margin-top="0cm" fo:margin-bottom="0.101cm" style:contextual-spacing="false"/>
      <style:text-properties fo:font-style="italic" fo:font-weight="normal" officeooo:rsid="0087acc0" officeooo:paragraph-rsid="0087acc0" style:font-style-asian="italic" style:font-weight-asian="normal" style:font-style-complex="italic" style:font-weight-complex="normal"/>
    </style:style>
    <style:style style:name="P74" style:family="paragraph" style:parent-style-name="Text_20_body">
      <style:paragraph-properties fo:margin-top="0cm" fo:margin-bottom="0cm" style:contextual-spacing="true"/>
      <style:text-properties fo:font-style="italic" fo:font-weight="normal" officeooo:rsid="00683741" officeooo:paragraph-rsid="0080d2c0" style:font-style-asian="italic" style:font-weight-asian="normal" style:font-style-complex="italic" style:font-weight-complex="normal"/>
    </style:style>
    <style:style style:name="P75" style:family="paragraph" style:parent-style-name="Standard">
      <style:text-properties fo:font-style="normal" officeooo:rsid="00787ce7" officeooo:paragraph-rsid="00787ce7" style:font-style-asian="normal" style:font-style-complex="normal"/>
    </style:style>
    <style:style style:name="T1" style:family="text">
      <style:text-properties officeooo:rsid="0024f243"/>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31cbcd"/>
    </style:style>
    <style:style style:name="T7" style:family="text">
      <style:text-properties officeooo:rsid="00346a05"/>
    </style:style>
    <style:style style:name="T8" style:family="text">
      <style:text-properties officeooo:rsid="004c17b6"/>
    </style:style>
    <style:style style:name="T9" style:family="text">
      <style:text-properties officeooo:rsid="0050ff3d"/>
    </style:style>
    <style:style style:name="T10" style:family="text">
      <style:text-properties officeooo:rsid="005525f9"/>
    </style:style>
    <style:style style:name="T11" style:family="text">
      <style:text-properties officeooo:rsid="0055c010"/>
    </style:style>
    <style:style style:name="T12" style:family="text">
      <style:text-properties officeooo:rsid="006c6e53"/>
    </style:style>
    <style:style style:name="T13" style:family="text">
      <style:text-properties fo:font-weight="normal" style:font-weight-asian="normal" style:font-weight-complex="normal"/>
    </style:style>
    <style:style style:name="T14" style:family="text">
      <style:text-properties fo:font-weight="normal" officeooo:rsid="006a8c1b" style:font-weight-asian="normal" style:font-weight-complex="normal"/>
    </style:style>
    <style:style style:name="T15" style:family="text">
      <style:text-properties fo:font-weight="normal" officeooo:rsid="0068d873" style:font-weight-asian="normal" style:font-weight-complex="normal"/>
    </style:style>
    <style:style style:name="T16" style:family="text">
      <style:text-properties fo:font-weight="normal" officeooo:rsid="006ba589" style:font-weight-asian="normal" style:font-weight-complex="normal"/>
    </style:style>
    <style:style style:name="T17" style:family="text">
      <style:text-properties fo:font-weight="normal" officeooo:rsid="006edf12" style:font-weight-asian="normal" style:font-weight-complex="normal"/>
    </style:style>
    <style:style style:name="T18" style:family="text">
      <style:text-properties fo:font-weight="normal" officeooo:rsid="0072579c" style:font-weight-asian="normal" style:font-weight-complex="normal"/>
    </style:style>
    <style:style style:name="T19" style:family="text">
      <style:text-properties fo:font-weight="normal" officeooo:rsid="0075cb6e" style:font-weight-asian="normal" style:font-weight-complex="normal"/>
    </style:style>
    <style:style style:name="T20" style:family="text">
      <style:text-properties fo:font-weight="normal" officeooo:rsid="0077c209" style:font-weight-asian="normal" style:font-weight-complex="normal"/>
    </style:style>
    <style:style style:name="T21" style:family="text">
      <style:text-properties fo:font-weight="normal" fo:background-color="#b2b2b2" loext:char-shading-value="0" style:font-weight-asian="normal" style:font-weight-complex="normal"/>
    </style:style>
    <style:style style:name="T22" style:family="text">
      <style:text-properties fo:font-weight="normal" officeooo:rsid="0068d873" fo:background-color="#b2b2b2" loext:char-shading-value="0" style:font-weight-asian="normal" style:font-weight-complex="normal"/>
    </style:style>
    <style:style style:name="T23" style:family="text">
      <style:text-properties style:text-underline-style="none" fo:font-weight="normal" officeooo:rsid="005eb1d8" style:font-weight-asian="normal" style:font-weight-complex="normal"/>
    </style:style>
    <style:style style:name="T24" style:family="text">
      <style:text-properties style:text-underline-style="none" fo:font-weight="normal" officeooo:rsid="00632f05" style:font-weight-asian="normal" style:font-weight-complex="normal"/>
    </style:style>
    <style:style style:name="T25" style:family="text">
      <style:text-properties officeooo:rsid="00647d77"/>
    </style:style>
    <style:style style:name="T26" style:family="text">
      <style:text-properties officeooo:rsid="0066bdd9"/>
    </style:style>
    <style:style style:name="T27" style:family="text">
      <style:text-properties officeooo:rsid="0075cb6e"/>
    </style:style>
    <style:style style:name="T28" style:family="text">
      <style:text-properties fo:background-color="#b2b2b2" loext:char-shading-value="0"/>
    </style:style>
    <style:style style:name="T29" style:family="text">
      <style:text-properties officeooo:rsid="00695074" fo:background-color="#b2b2b2" loext:char-shading-value="0"/>
    </style:style>
    <style:style style:name="T30" style:family="text">
      <style:text-properties officeooo:rsid="007b6f3d"/>
    </style:style>
    <style:style style:name="T31" style:family="text">
      <style:text-properties officeooo:rsid="007ef459"/>
    </style:style>
    <style:style style:name="T32" style:family="text">
      <style:text-properties officeooo:rsid="007f10f1"/>
    </style:style>
    <style:style style:name="T33" style:family="text">
      <style:text-properties officeooo:rsid="0080d2c0"/>
    </style:style>
    <style:style style:name="T34" style:family="text">
      <style:text-properties officeooo:rsid="008c9725"/>
    </style:style>
    <style:style style:name="T35" style:family="text">
      <style:text-properties officeooo:rsid="008e0075"/>
    </style:style>
    <style:style style:name="T36" style:family="text">
      <style:text-properties officeooo:rsid="008f7ab0"/>
    </style:style>
    <style:style style:name="T37" style:family="text">
      <style:text-properties officeooo:rsid="009085bf"/>
    </style:style>
    <style:style style:name="T38" style:family="text">
      <style:text-properties officeooo:rsid="00930363"/>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ENUM</text:p>
      <text:p text:style-name="P2">Enumeration (or enum) is a <text:span text:style-name="T4">user defined data</text:span><text:span text:style-name="T3"> </text:span>type in C.</text:p>
      <text:p text:style-name="P2">It is mainly used to assign names to integral constants, the names make a program easy to read and maintain.</text:p>
      <text:p text:style-name="P1">1. Two enum names can have same value</text:p>
      <text:p text:style-name="P1">2. If we do not explicitly assign values to enum names, the compiler by default assigns values starting from 0.</text:p>
      <text:p text:style-name="P1">3. We can assign values to some name in any order. All unassigned names get value as value of previous name plus one.</text:p>
      <text:p text:style-name="P1">4. The value assigned to enum names must be some integeral constant, i.e., the value must be in range from minimum possible integer value to maximum possible integer value.</text:p>
      <text:p text:style-name="P1">5. All enum constants must be unique in their scope. For example, the following program fails in compilation.</text:p>
      <text:p text:style-name="P1"/>
      <table:table table:name="Table2" table:style-name="Table2">
        <table:table-column table:style-name="Table2.A"/>
        <table:table-row>
          <table:table-cell table:style-name="Table2.A1" office:value-type="string">
            <text:p text:style-name="Table_20_Contents"><text:span text:style-name="Source_20_Text">enum</text:span> <text:span text:style-name="Source_20_Text">state  {working, failed};</text:span></text:p>
            <text:p text:style-name="Table_20_Contents"><text:span text:style-name="Source_20_Text">enum</text:span> <text:span text:style-name="Source_20_Text">result {failed, passed};</text:span></text:p>
            <text:p text:style-name="Table_20_Contents"> </text:p>
            <text:p text:style-name="Table_20_Contents"><text:span text:style-name="Source_20_Text">int</text:span> <text:span text:style-name="Source_20_Text">main()  { return</text:span> <text:span text:style-name="Source_20_Text">0; }</text:span></text:p>
          </table:table-cell>
        </table:table-row>
      </table:table>
      <text:p text:style-name="Text_20_body">Output: </text:p>
      <text:p text:style-name="P60">Compile Error: 'failed' has a previous declaration as 'state failed'</text:p>
      <text:p text:style-name="P1">There are multiple advantages of using enum over macro when many related named constants have integral values.</text:p>
      <text:p text:style-name="P1">a) Enums follow scope rules.</text:p>
      <text:p text:style-name="P1">b) Enum variables are automatically assigned values. Following is simpler</text:p>
      <text:p text:style-name="P1"/>
      <text:p text:style-name="P15">STRUCT</text:p>
      <text:p text:style-name="P1">What is designated Initialization?</text:p>
      <text:p text:style-name="P1">Designated Initialization allows structure members to be initialized in any order. This feature has been added in C99 standard.</text:p>
      <text:p text:style-name="P16">struct Point</text:p>
      <text:p text:style-name="P16">{</text:p>
      <text:p text:style-name="P16"><text:s text:c="3"/>int x, y, z;</text:p>
      <text:p text:style-name="P16">};</text:p>
      <text:p text:style-name="P16"><text:s/></text:p>
      <text:p text:style-name="P16">int main()</text:p>
      <text:p text:style-name="P16">{</text:p>
      <text:p text:style-name="P16"><text:s text:c="3"/>// Examples of initializ<text:span text:style-name="T6">a</text:span>tion using designated initialization</text:p>
      <text:p text:style-name="P16"><text:s text:c="3"/>struct Point p1 = {.y = 0, .z = 1, .x = 2};</text:p>
      <text:p text:style-name="P16"><text:s text:c="3"/>struct Point p2 = {.x = 20};</text:p>
      <text:p text:style-name="P16">}</text:p>
      <text:p text:style-name="P16"/>
      <text:p text:style-name="P1">Structure Member Alignment, Padding and Data Packing</text:p>
      <text:p text:style-name="P1"/>
      <text:p text:style-name="P5">Structure Padding</text:p>
      <text:p text:style-name="P45"><text:span text:style-name="T26">T</text:span>o increase processor speed <text:span text:style-name="T23">computer processor </text:span><text:span text:style-name="T24">c</text:span>an read 1 word (4 byte in 32 bit processor <text:span text:style-name="T25">&amp; 8 byte in 64 bit</text:span>) at a time.</text:p>
      <text:p text:style-name="P44">In order to align the data in memory, one or more empty bytes are inserted between memory addresses which are allocated for other structure members while memory allocation. This concept is called structure padding.</text:p>
      <text:p text:style-name="P44"/>
      <text:p text:style-name="P1"><text:soft-page-break/><text:span text:style-name="T5">Data Alignment</text:span>:</text:p>
      <text:p text:style-name="P1"><text:tab/>Every data type in C/C++ will have alignment requirement (infact it is mandated by processor architecture, not by language). A processor will have processing word length as that of data bus size. On a 32 bit machine, the processing word size will be 4 bytes.</text:p>
      <text:p text:style-name="P1"><text:tab/>Historically memory is byte addressable and arranged sequentially. If the memory is arranged as single bank of one byte width, the processor needs to issue 4 memory read cycles to fetch an integer. It is more economical to read all 4 bytes of integer in one memory cycle. To take such advantage, the memory will be arranged as group of 4 banks as shown in the above figure.</text:p>
      <text:p text:style-name="P1"><text:tab/>The memory addressing still be sequential. If bank 0 occupies an address X, bank 1, bank 2 and bank 3 will be at (X + 1), (X + 2) and (X + 3) addresses. If an integer of 4 bytes is allocated on X address (X is multiple of 4), the processor needs only one memory cycle to read entire integer.</text:p>
      <text:p text:style-name="P1"/>
      <text:p text:style-name="P1">Where as, if the integer is allocated at an address other than multiple of 4, it spans across two rows of the banks as shown in the below figure. Such an integer requires two memory read cycle to fetch the data.</text:p>
      <text:p text:style-name="P1"/>
      <text:p text:style-name="P1">A variable’s data alignment deals with the way the data stored in these banks. For example, the natural alignment of int on 32-bit machine is 4 bytes. When a data type is naturally aligned, the CPU fetches it in minimum read cycles.</text:p>
      <text:p text:style-name="P1"/>
      <text:p text:style-name="P1">Similarly, the natural alignment of short int is 2 bytes. It means, a short int can be stored in bank 0 – bank 1 pair or bank 2 – bank 3 pair. A double requires 8 bytes, and occupies two rows in the memory banks. Any misalignment of double will force more than two read cycles to fetch double data.</text:p>
      <text:p text:style-name="P1"/>
      <text:p text:style-name="P1">Note that a double variable will be allocated on 8 byte boundary on 32 bit machine and requires two memory read cycles. On a 64 bit machine, based on number of banks, double variable will be allocated on 8 byte boundary and requires only one memory read cycle.</text:p>
      <text:p text:style-name="P1">char (*p)[10];</text:p>
      <text:p text:style-name="P1"/>
      <text:p text:style-name="P4">What is volatile keyword?</text:p>
      <text:p text:style-name="P1">The volatile keyword is intended to prevent the compiler from applying any optimizations on objects that can change in ways that cannot be determined by the compiler.</text:p>
      <text:p text:style-name="P1">Objects declared as volatile are omitted from optimization because their values can be changed by code outside the scope of current code at any time.</text:p>
      <text:p text:style-name="P1"/>
      <text:p text:style-name="P1"><text:span text:style-name="T1">T</text:span>he system always reads the current value of a volatile object from the memory location rather than keeping its value in temporary register at the point it is requested, even if a previous instruction asked for a value from the same object.</text:p>
      <text:p text:style-name="P1">1) Global variables modified by an interrupt service routine outside the scope:</text:p>
      <text:p text:style-name="P1">2) Global variables within a multi-threaded application:</text:p>
      <text:p text:style-name="P1"/>
      <text:p text:style-name="P59">In some scenarios, based on the logic or code, the compiler will do optimisation of variables which it thinks do not change. The <text:span text:style-name="Source_20_Text">volatile</text:span> keyword prevents a variable being optimised.</text:p>
      <text:p text:style-name="Text_20_body">For example:</text:p>
      <text:p text:style-name="Preformatted_20_Text"><text:span text:style-name="Source_20_Text">bool usb_interface_flag = 0;</text:span></text:p>
      <text:p text:style-name="Preformatted_20_Text"><text:span text:style-name="Source_20_Text">while(usb_interface_flag == 0)</text:span></text:p>
      <text:p text:style-name="Preformatted_20_Text"><text:span text:style-name="Source_20_Text">{</text:span></text:p>
      <text:p text:style-name="Preformatted_20_Text"><text:span text:style-name="Source_20_Text"><text:s text:c="4"/>// execute logic for the scenario where the USB isn't connected </text:span></text:p>
      <text:p text:style-name="P60"><text:span text:style-name="Source_20_Text">}</text:span></text:p>
      <text:p text:style-name="Text_20_body">From the above code, the compiler may think <text:span text:style-name="Source_20_Text">usb_interface_flag</text:span> is defined as 0, and that in <text:soft-page-break/>the while loop it will be zero forever. After optimisation, the compiler will treat it as <text:span text:style-name="Source_20_Text">while(true)</text:span> all the time, resulting in an infinite loop. </text:p>
      <text:p text:style-name="Text_20_body">To avoid these kinds of scenarios, we declare the flag as volatile, we are telling to compiler that this value may be changed by an external interface or other module of program, i.e., please don't optimise it. That's the use case for volatile. </text:p>
      <text:p text:style-name="P1"><text:span text:style-name="T30">Compiler </text:span>won't load it into a register without writing it to memory.</text:p>
      <text:p text:style-name="P4">What is l-value?</text:p>
      <text:p text:style-name="P1">l-value or location value refers to an expression that can be used on left side of assignment operator. For example in expression “a = 3″, a is l-value and 3 is r-value.</text:p>
      <text:p text:style-name="P1"/>
      <text:p text:style-name="P15">What is difference between i++ and ++i?</text:p>
      <text:p text:style-name="P1">1) The expression ‘i++’ returns the old value and then increments i. The expression ++i increments the value and returns new value.</text:p>
      <text:p text:style-name="P1">2) Precedence of postfix ++ is higher than that of prefix ++.</text:p>
      <text:p text:style-name="P1">3) Associativity of postfix ++ is left to right and associativity of prefix ++ is right to left.</text:p>
      <text:p text:style-name="P1">4) In C++, ++i can be used as l-value, but i++ cannot be. In C, they both cannot be used as l-value.</text:p>
      <text:p text:style-name="P1"/>
      <text:p text:style-name="P1"/>
      <text:p text:style-name="P1">What is Dangling pointer?</text:p>
      <text:p text:style-name="P1">Ans: Dangling Pointer is a pointer that doesn’t point to a valid memory location. Dangling pointers arise when an object is deleted or deallocated, without modifying the value of the pointer, so that the pointer still points to the memory location of the deallocated memory. Following are examples.</text:p>
      <text:p text:style-name="P1"/>
      <text:p text:style-name="P1">What is memory leak? Why it should be avoided</text:p>
      <text:p text:style-name="P1">Ans: Memory leak occurs when programmers create a memory in heap and forget to delete it. Memory leaks are particularly serious issues for programs like daemons and servers which by definition never terminate.</text:p>
      <text:p text:style-name="P1"/>
      <text:p text:style-name="P1">Can a variable be both const and volatile?</text:p>
      <text:p text:style-name="P1">yes, the const means that the variable cannot be assigned a new value. The value can be changed by other code or pointer. </text:p>
      <text:p text:style-name="P1"/>
      <text:p text:style-name="P1"/>
      <text:p text:style-name="P1"><text:tab/></text:p>
      <text:p text:style-name="P3"><text:span text:style-name="Strong_20_Emphasis">3)</text:span> The macros can take function like arguments, the arguments are not checked for data type.</text:p>
      <text:p text:style-name="P3"><text:span text:style-name="Strong_20_Emphasis">4)</text:span> The macro arguments are not evaluated before macro expansion. For example consider the following program</text:p>
      <text:p text:style-name="P58"><text:span text:style-name="Strong_20_Emphasis">5)</text:span> The tokens passed to macros can be contcatehanted using operator <text:span text:style-name="Strong_20_Emphasis">##</text:span> called Token-Pasting operator.</text:p>
      <text:p text:style-name="P3"><text:span text:style-name="Source_20_Text">#include &lt;stdio.h&gt;</text:span></text:p>
      <text:p text:style-name="Standard"><text:span text:style-name="Source_20_Text">#define merge(a, b) a##b</text:span></text:p>
      <text:p text:style-name="Standard"><text:span text:style-name="Source_20_Text">int</text:span> <text:span text:style-name="Source_20_Text">main()</text:span></text:p>
      <text:p text:style-name="Standard"><text:span text:style-name="Source_20_Text">{</text:span></text:p>
      <text:p text:style-name="Standard"><text:span text:style-name="Source_20_Text">    printf("%d ", merge(12, 34));</text:span></text:p>
      <text:p text:style-name="Standard"><text:span text:style-name="Source_20_Text">}</text:span></text:p>
      <text:p text:style-name="Standard"><text:span text:style-name="Source_20_Text">// Output: 1234</text:span></text:p>
      <text:p text:style-name="P3"/>
      <text:p text:style-name="P3"/>
      <text:p text:style-name="P58"><text:span text:style-name="Strong_20_Emphasis">6)</text:span> A token passed to macro can be converted to a sting literal by using # before it.</text:p>
      <text:section text:style-name="Sect1" text:name="highlighter_805513">
        <table:table table:name="Table1" table:style-name="Table1">
          <table:table-column table:style-name="Table1.A"/>
          <table:table-row>
            <table:table-cell table:style-name="Table1.A1" office:value-type="string">
              <text:p text:style-name="Table_20_Contents"><text:span text:style-name="Source_20_Text">#include &lt;stdio.h&gt;</text:span></text:p>
              <text:p text:style-name="Table_20_Contents"><text:span text:style-name="Source_20_Text">#define get(a) #a</text:span></text:p>
              <text:p text:style-name="Table_20_Contents"><text:soft-page-break/><text:span text:style-name="Source_20_Text">int</text:span> <text:span text:style-name="Source_20_Text">main()</text:span></text:p>
              <text:p text:style-name="Table_20_Contents"><text:span text:style-name="Source_20_Text">{</text:span></text:p>
              <text:p text:style-name="Table_20_Contents"><text:span text:style-name="Source_20_Text">    // GeeksQuiz is changed to "GeeksQuiz"</text:span></text:p>
              <text:p text:style-name="Table_20_Contents"><text:span text:style-name="Source_20_Text">    printf("%s", get(GeeksQuiz));</text:span></text:p>
              <text:p text:style-name="Table_20_Contents"><text:span text:style-name="Source_20_Text">}</text:span></text:p>
              <text:p text:style-name="Table_20_Contents"><text:span text:style-name="Source_20_Text">// Output: GeeksQuiz</text:span></text:p>
            </table:table-cell>
          </table:table-row>
        </table:table>
      </text:section>
      <text:p text:style-name="P3"/>
      <text:p text:style-name="P3"><text:span text:style-name="Strong_20_Emphasis">9)</text:span> Preprocessors also support if-else directives which are typically used for conditional compilation</text:p>
      <text:p text:style-name="P3"><text:span text:style-name="Strong_20_Emphasis">10)</text:span> A header file may be included more than one time directly or indirectly, this leads to problems of redeclaration of same variables/functions. To avoid this problem, directives like <text:span text:style-name="Emphasis"><text:span text:style-name="Strong_20_Emphasis">defined</text:span></text:span>, <text:span text:style-name="Emphasis"><text:span text:style-name="Strong_20_Emphasis">ifdef </text:span></text:span>and <text:span text:style-name="Emphasis"><text:span text:style-name="Strong_20_Emphasis">ifndef </text:span></text:span>are used.<text:line-break/><text:span text:style-name="Strong_20_Emphasis">11)</text:span> There are some standard macros which can be used to print program file (__FILE__), Date of compilation (__DATE__), Time of compilation (__TIME__) and Line Number in C code (__LINE__)</text:p>
      <text:p text:style-name="P3"/>
      <text:p text:style-name="P3"/>
      <text:p text:style-name="P3"><text:span text:style-name="Strong_20_Emphasis">typedef</text:span>: typedef is used to give a new name to an already existing or even a custom data type (like a structure). It comes in very handy at times, </text:p>
      <text:p text:style-name="P3"/>
      <text:p text:style-name="P3">A void pointer is a pointer that has no associated data type with it. A void pointer can hold address of any type and can be typcasted to any type </text:p>
      <text:p text:style-name="P3"/>
      <text:p text:style-name="P3"/>
      <text:p text:style-name="P3">In C, when an intger value is compared with an unsigned it, the int is promoted to unsigned. Negative numbers are stored in 2's complement form and unsigned value of the 2's complement form is much higher than the sizeof int </text:p>
      <text:p text:style-name="P3"/>
      <text:p text:style-name="P3">At compile time, the compiler exports each global symbol to the assembler as either strong or weak, and the assembler encodes this information implicitly in the symbol table of the relocatable object file. Functions and initialized global variables get strong symbols. <text:bookmark text:name="more-7238"/>Uninitialized global variables get weak symbols. </text:p>
      <text:p text:style-name="P3"/>
      <text:p text:style-name="P3"/>
      <text:p text:style-name="P58">Given this notion of strong and weak symbols, Unix linkers use the following rules for dealing with multiply defined symbols:</text:p>
      <text:p text:style-name="Text_20_body"><text:span text:style-name="Strong_20_Emphasis">Rule 1:</text:span> Multiple strong symbols are not allowed.<text:line-break/><text:span text:style-name="Strong_20_Emphasis">Rule 2: </text:span>Given a strong symbol and multiple weak symbols, choose the strong symbol.<text:line-break/><text:span text:style-name="Strong_20_Emphasis">Rule 3:</text:span> Given multiple weak symbols, choose any of the weak symbols.</text:p>
      <text:p text:style-name="P3"/>
      <text:p text:style-name="P3"/>
      <text:p text:style-name="P3"><text:span text:style-name="Strong_20_Emphasis">2. Brian Kernighan’s Algorithm:</text:span><text:line-break/>Subtraction of 1 from a number toggles all the bits (from right to left) till the rightmost set bit(including the righmost set bit). So if we subtract a number by 1 and do bitwise &amp; with itself (n &amp; (n-1)), we unset the righmost set bit. If we do n &amp; (n-1) in a loop and count the no of times loop executes we get the set bit count.<text:line-break/>Beauty of the this solution is number of times it loops is equal to the number of set bits in a given integer.</text:p>
      <text:p text:style-name="P3"/>
      <text:p text:style-name="P58">If we subtract a power of 2 numbers by 1 then all unset bits after the only set bit become set; and the set bit become unset.</text:p>
      <text:p text:style-name="Text_20_body">For example for 4 ( 100) and 16(10000), we get following after subtracting 1<text:line-break/><text:soft-page-break/>3 –&gt; 011<text:line-break/>15 –&gt; 01111</text:p>
      <text:p text:style-name="Text_20_body">So, if a number n is a power of 2 then bitwise &amp; of n and n-1 will be zero. We can say n is a power of 2 or not based on value of n&amp;(n-1). The expression n&amp;(n-1) will not work when n is 0. To handle this case also, our expression will become n&amp; (!n&amp;(n-1)) </text:p>
      <text:p text:style-name="P3"/>
      <text:p text:style-name="P7"><text:span text:style-name="T7">how to detect deadlock </text:span>mutex?</text:p>
      <text:p text:style-name="P9">code optimization tools?</text:p>
      <text:p text:style-name="P11">Signal?</text:p>
      <text:p text:style-name="P19">A signal is a notification to a process that an event has occurred. <text:span text:style-name="T8">some-times described as software interrupts.</text:span></text:p>
      <text:p text:style-name="P21">Each signal is defined as a unique (small) integer</text:p>
      <text:p text:style-name="P13">Has two broad categories:</text:p>
      <text:p text:style-name="P23"><text:span text:style-name="T9">a) </text:span>traditional or standard signals</text:p>
      <text:p text:style-name="P25">b) realtime signals</text:p>
      <text:p text:style-name="P25"/>
      <text:p text:style-name="P27">A signal is said to be generated by some event. Once generated, a signal is later </text:p>
      <text:p text:style-name="P27">delivered to a process, which then takes some action in response to the signal.</text:p>
      <text:p text:style-name="P27"/>
      <text:p text:style-name="P29">Instead of accepting the default for a particular signal, a program can change the </text:p>
      <text:p text:style-name="P29">action that occurs when the signal is delivered. This is known as setting the <text:span text:style-name="T4">disposition </text:span></text:p>
      <text:p text:style-name="P29">of the signal. A program can set one of the following dispositions for a signal: </text:p>
      <text:p text:style-name="P29">1) The default action should occur. This is useful to undo an earlier change of the </text:p>
      <text:p text:style-name="P29">disposition of the signal to something other than its default. </text:p>
      <text:p text:style-name="P29"><text:span text:style-name="T10">2) </text:span>The signal is ignored. This is useful for a signal whose default action would be to </text:p>
      <text:p text:style-name="P29">terminate the process. </text:p>
      <text:p text:style-name="P29"><text:span text:style-name="T11">3) </text:span>A signal handler is executed.</text:p>
      <text:p text:style-name="P31">it isn’t possible to set the disposition of a signal to terminate or dump </text:p>
      <text:p text:style-name="P31">core</text:p>
      <text:p text:style-name="P31"/>
      <text:p text:style-name="P33">Application layer</text:p>
      <text:p text:style-name="P33">proviedes interface to user to access network</text:p>
      <text:p text:style-name="P33"/>
      <text:p text:style-name="P35">how we get web page </text:p>
      <text:p text:style-name="P35">whate are Response status</text:p>
      <text:p text:style-name="P37">what is ssl version</text:p>
      <text:p text:style-name="P37"/>
      <text:p text:style-name="P8"><text:span text:style-name="T7">how to detect deadlock </text:span>mutex?</text:p>
      <text:p text:style-name="P10">code optimization tools?</text:p>
      <text:p text:style-name="P12">Signal?</text:p>
      <text:p text:style-name="P20">A signal is a notification to a process that an event has occurred. <text:span text:style-name="T8">some-times described as software interrupts.</text:span></text:p>
      <text:p text:style-name="P22">Each signal is defined as a unique (small) integer</text:p>
      <text:p text:style-name="P14">Has two broad categories:</text:p>
      <text:p text:style-name="P24"><text:span text:style-name="T9">a) </text:span>traditional or standard signals</text:p>
      <text:p text:style-name="P26">b) realtime signals</text:p>
      <text:p text:style-name="P26"/>
      <text:p text:style-name="P28">A signal is said to be generated by some event. Once generated, a signal is later </text:p>
      <text:p text:style-name="P28">delivered to a process, which then takes some action in response to the signal.</text:p>
      <text:p text:style-name="P28"/>
      <text:p text:style-name="P30">Instead of accepting the default for a particular signal, a program can change the </text:p>
      <text:p text:style-name="P30"><text:soft-page-break/>action that occurs when the signal is delivered. This is known as setting the <text:span text:style-name="T4">disposition </text:span></text:p>
      <text:p text:style-name="P30">of the signal. A program can set one of the following dispositions for a signal: </text:p>
      <text:p text:style-name="P30">1) The default action should occur. This is useful to undo an earlier change of the </text:p>
      <text:p text:style-name="P30">disposition of the signal to something other than its default. </text:p>
      <text:p text:style-name="P30"><text:span text:style-name="T10">2) </text:span>The signal is ignored. This is useful for a signal whose default action would be to </text:p>
      <text:p text:style-name="P30">terminate the process. </text:p>
      <text:p text:style-name="P30"><text:span text:style-name="T11">3) </text:span>A signal handler is executed.</text:p>
      <text:p text:style-name="P32">it isn’t possible to set the disposition of a signal to terminate or dump </text:p>
      <text:p text:style-name="P32">core</text:p>
      <text:p text:style-name="P32"/>
      <text:p text:style-name="P34">Application layer</text:p>
      <text:p text:style-name="P34">proviedes interface to user to access network</text:p>
      <text:p text:style-name="P34"/>
      <text:p text:style-name="P36">how we get web page </text:p>
      <text:p text:style-name="P36">whate are Response status</text:p>
      <text:p text:style-name="P38">what is ssl version</text:p>
      <text:p text:style-name="P40">is epoll kind of synchronization</text:p>
      <text:p text:style-name="P40">inter thread communication</text:p>
      <text:p text:style-name="P40"/>
      <text:p text:style-name="P39">Thread vs Process</text:p>
      <table:table table:name="Table3" table:style-name="Table3">
        <table:table-column table:style-name="Table3.A"/>
        <table:table-column table:style-name="Table3.B"/>
        <table:table-row>
          <table:table-cell table:style-name="Table3.A1" office:value-type="string">
            <text:p text:style-name="P61">THREAD</text:p>
          </table:table-cell>
          <table:table-cell table:style-name="Table3.B1" office:value-type="string">
            <text:p text:style-name="P61">PROCESS</text:p>
          </table:table-cell>
        </table:table-row>
        <table:table-row>
          <table:table-cell table:style-name="Table3.A2" office:value-type="string">
            <text:p text:style-name="P65"><text:span text:style-name="T34">1) </text:span>A thread is a path of execution <text:span text:style-name="T2">within</text:span> a</text:p>
            <text:p text:style-name="P65"><text:s text:c="4"/>proc<text:span text:style-name="T12">ess.</text:span></text:p>
          </table:table-cell>
          <table:table-cell table:style-name="Table3.B2" office:value-type="string">
            <text:p text:style-name="P57"><text:span text:style-name="T35">1) </text:span>A process is an executing instance of an</text:p>
            <text:p text:style-name="P57"><text:s text:c="4"/>application.</text:p>
          </table:table-cell>
        </table:table-row>
        <table:table-row>
          <table:table-cell table:style-name="Table3.A2" office:value-type="string">
            <text:p text:style-name="P62"><text:span text:style-name="T36">2) c</text:span>onsidered a<text:span text:style-name="T36">s</text:span> ‘lightweight’ process.</text:p>
          </table:table-cell>
          <table:table-cell table:style-name="Table3.B2" office:value-type="string">
            <text:p text:style-name="P62"><text:span text:style-name="T36">2) </text:span>a process can contain multiple threads.</text:p>
          </table:table-cell>
        </table:table-row>
        <table:table-row>
          <table:table-cell table:style-name="Table3.A2" office:value-type="string">
            <text:p text:style-name="P66"><text:span text:style-name="T36">3) T</text:span>hreads within the same process share the</text:p>
            <text:p text:style-name="P66"><text:s text:c="4"/>same address space.</text:p>
          </table:table-cell>
          <table:table-cell table:style-name="Table3.B2" office:value-type="string">
            <text:p text:style-name="P67"><text:span text:style-name="T37">3) </text:span>different processes do not share the same</text:p>
            <text:p text:style-name="P67"><text:s text:c="4"/>address space.</text:p>
          </table:table-cell>
        </table:table-row>
        <table:table-row>
          <table:table-cell table:style-name="Table3.A2" office:value-type="string">
            <text:p text:style-name="P68"><text:span text:style-name="T38">4) </text:span>context switching between threads is less</text:p>
            <text:p text:style-name="P68"><text:s text:c="4"/>expensive.</text:p>
          </table:table-cell>
          <table:table-cell table:style-name="Table3.B2" office:value-type="string">
            <text:p text:style-name="P62"/>
          </table:table-cell>
        </table:table-row>
        <table:table-row>
          <table:table-cell table:style-name="Table3.A2" office:value-type="string">
            <text:p text:style-name="P62"/>
          </table:table-cell>
          <table:table-cell table:style-name="Table3.B2" office:value-type="string">
            <text:p text:style-name="P62"/>
          </table:table-cell>
        </table:table-row>
        <table:table-row>
          <table:table-cell table:style-name="Table3.A2" office:value-type="string">
            <text:p text:style-name="P62"/>
          </table:table-cell>
          <table:table-cell table:style-name="Table3.B2" office:value-type="string">
            <text:p text:style-name="P62"/>
          </table:table-cell>
        </table:table-row>
      </table:table>
      <text:p text:style-name="P39"/>
      <text:p text:style-name="P39"/>
      <text:p text:style-name="P6">Storage classess</text:p>
      <text:p text:style-name="P71"><text:span text:style-name="T31">i) It d</text:span>escribe features of a variable/function <text:span text:style-name="T32">which are</text:span></text:p>
      <text:p text:style-name="P74"><text:span text:style-name="T33">a) S</text:span>cope</text:p>
      <text:p text:style-name="P74"><text:span text:style-name="T33">b) V</text:span>isibility and </text:p>
      <text:p text:style-name="P72"><text:span text:style-name="T33">c) L</text:span>ife-time</text:p>
      <text:p text:style-name="P73">d) Default value</text:p>
      <text:p text:style-name="P70">which help us to trace the existence of a particular variable during the runtime of a program.<text:bookmark text:name="more-18359"/></text:p>
      <text:p text:style-name="P69">C language uses 4 storage classes, namely:</text:p>
      <text:p text:style-name="P69"/>
      <table:table table:name="Table4" table:style-name="Table4">
        <table:table-column table:style-name="Table4.A" table:number-columns-repeated="3"/>
        <table:table-column table:style-name="Table4.D"/>
        <table:table-row>
          <table:table-cell table:style-name="Table4.A1" office:value-type="string">
            <text:p text:style-name="P64">Storage Class</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D1" office:value-type="string">
            <text:p text:style-name="Table_20_Contents"/>
          </table:table-cell>
        </table:table-row>
        <table:table-row>
          <table:table-cell table:style-name="Table4.A2" office:value-type="string">
            <text:p text:style-name="P63">Auto</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P63">Extern</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P63">Static</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P63">Register</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
          </table:table-cell>
        </table:table-row>
      </table:table>
      <text:p text:style-name="P69"/>
      <text:p text:style-name="P41"><text:soft-page-break/><text:span text:style-name="T29">i) </text:span><text:span text:style-name="T28">auto</text:span>:</text:p>
      <text:p text:style-name="P42">default storage class for all the variables declared inside a function or a block.</text:p>
      <text:p text:style-name="P46"><text:span text:style-name="T14">Scope: </text:span>accessed within the block/function they have been declared</text:p>
      <text:p text:style-name="P46"><text:span text:style-name="T16">default value: </text:span>garbage<text:span text:style-name="T15"> </text:span></text:p>
      <text:p text:style-name="P47"><text:span text:style-name="T15">l</text:span><text:span text:style-name="T13">ife: life of <text:s/></text:span><text:span text:style-name="T15">function or a block</text:span></text:p>
      <text:p text:style-name="P43"/>
      <text:p text:style-name="P48"><text:span text:style-name="T22">i</text:span><text:span text:style-name="T21">i) extern</text:span><text:span text:style-name="T13">:</text:span></text:p>
      <text:p text:style-name="P49"><text:span text:style-name="T19">I</text:span><text:span text:style-name="T18">t </text:span>tells us that the variable is defined elsewhere.</text:p>
      <text:p text:style-name="P49"><text:span text:style-name="T27">P</text:span>urpose of using extern variables is that they can be accessed between two different files </text:p>
      <text:p text:style-name="P18">extern int var; <text:s/><text:tab/>//doesn't allocate memory</text:p>
      <text:p text:style-name="P17"><text:span text:style-name="T13">extern int var</text:span><text:span text:style-name="T17">=2; <text:tab/>//gives warning "warning: ‘var’ initialized and declared ‘extern’"</text:span></text:p>
      <text:p text:style-name="P50"/>
      <text:p text:style-name="P51"><text:span text:style-name="T17">i</text:span><text:span text:style-name="T13">ii) static:</text:span></text:p>
      <text:p text:style-name="P51">have a property of preserving their value even after they are out of their scope</text:p>
      <text:p text:style-name="P51">So we can say that they are initialized only once and exist till the termination of the program. </text:p>
      <text:p text:style-name="P52"><text:span text:style-name="T14">Scope: </text:span><text:span text:style-name="T20">has local as wel as global scope</text:span></text:p>
      <text:p text:style-name="P55">default value: 0</text:p>
      <text:p text:style-name="P53"/>
      <text:p text:style-name="P56">iv) register:</text:p>
      <text:p text:style-name="P54">same as auto variables only difference is that the compiler tries to store these variables in the register of the microprocessor if register is available. This makes the use of register variables to be much faster than that of the variables stored in the memory during the runtime of the program. If a free register is not available, these are then stored in the memory only. Usually few variables which are to be accessed very frequently in a program are declared with the register keyword which improves the running time of the program. An important and interesting point to be noted here is that we cannot obtain the address of a register variable using pointers.</text:p>
      <text:p text:style-name="P54"/>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6T10:55:25.304123048</meta:creation-date>
    <meta:editing-duration>P2DT34M49S</meta:editing-duration>
    <meta:editing-cycles>54</meta:editing-cycles>
    <meta:generator>LibreOffice/4.2.8.2$Linux_X86_64 LibreOffice_project/420m0$Build-2</meta:generator>
    <dc:date>2016-07-29T13:39:45.146134140</dc:date>
    <meta:document-statistic meta:table-count="4" meta:image-count="0" meta:object-count="0" meta:page-count="7" meta:paragraph-count="202" meta:word-count="2561" meta:character-count="14590" meta:non-whitespace-character-count="12132"/>
    <meta:user-defined meta:name="Info 1"/>
    <meta:user-defined meta:name="Info 2"/>
    <meta:user-defined meta:name="Info 3"/>
    <meta:user-defined meta:name="Info 4"/>
  </office:meta>
</office:document-meta>
</file>